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6 no leak" table:style-name="ta1">
        <table:shapes>
          <draw:frame draw:z-index="0" draw:style-name="gr1" draw:text-style-name="P1" svg:width="9in" svg:height="4in" svg:x="2.9343in" svg:y="0in">
            <draw:object draw:notify-on-update-of-ranges="'JMeter 6 no leak'.A1:'JMeter 6 no leak'.A1 'JMeter 6 no leak'.B1:'JMeter 6 no leak'.B1 'JMeter 6 no leak'.A2:'JMeter 6 no leak'.A2 'JMeter 6 no leak'.B2:'JMeter 6 no leak'.B2 'JMeter 6 no leak'.A3:'JMeter 6 no leak'.A3 'JMeter 6 no leak'.B3:'JMeter 6 no leak'.B3 'JMeter 6 no leak'.A4:'JMeter 6 no leak'.A4 'JMeter 6 no leak'.B4:'JMeter 6 no leak'.B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0011" calcext:value-type="float">
            <text:p>820011</text:p>
          </table:table-cell>
          <table:table-cell table:formula="of:=[.B1]/3600" office:value-type="float" office:value="227.780833333333" calcext:value-type="float">
            <text:p>227.78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1934" calcext:value-type="float">
            <text:p>821934</text:p>
          </table:table-cell>
          <table:table-cell table:formula="of:=[.B2]/3600" office:value-type="float" office:value="228.315" calcext:value-type="float">
            <text:p>228.3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4035" calcext:value-type="float">
            <text:p>824035</text:p>
          </table:table-cell>
          <table:table-cell table:formula="of:=[.B3]/3600" office:value-type="float" office:value="228.898611111111" calcext:value-type="float">
            <text:p>228.899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:.B3])" office:value-type="float" office:value="821993.333333333" calcext:value-type="float">
            <text:p>821993.33</text:p>
          </table:table-cell>
          <table:table-cell table:formula="of:=[.B4]/3600" office:value-type="float" office:value="228.331481481481" calcext:value-type="float">
            <text:p>228.3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4024" calcext:value-type="float">
            <text:p>4024</text:p>
          </table:table-cell>
          <table:table-cell table:style-name="Default"/>
        </table:table-row>
      </table:table>
      <table:table table:name="JMeter 6 leak" table:style-name="ta1">
        <table:shapes>
          <draw:frame draw:z-index="0" draw:style-name="gr1" draw:text-style-name="P1" svg:width="9in" svg:height="4in" svg:x="2.8382in" svg:y="0in">
            <draw:object draw:notify-on-update-of-ranges="'JMeter 6 leak'.A1:'JMeter 6 leak'.A1 'JMeter 6 leak'.B1:'JMeter 6 leak'.B1 'JMeter 6 leak'.A2:'JMeter 6 leak'.A2 'JMeter 6 leak'.B2:'JMeter 6 leak'.B2 'JMeter 6 leak'.A3:'JMeter 6 leak'.A3 'JMeter 6 leak'.B3:'JMeter 6 leak'.B3 'JMeter 6 leak'.A4:'JMeter 6 leak'.A4 'JMeter 6 leak'.B4:'JMeter 6 leak'.B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3733" calcext:value-type="float">
            <text:p>813733</text:p>
          </table:table-cell>
          <table:table-cell table:formula="of:=[.B1]/3600" office:value-type="float" office:value="226.036944444444" calcext:value-type="float">
            <text:p>226.0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1163" calcext:value-type="float">
            <text:p>821163</text:p>
          </table:table-cell>
          <table:table-cell table:formula="of:=[.B2]/3600" office:value-type="float" office:value="228.100833333333" calcext:value-type="float">
            <text:p>228.10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3443" calcext:value-type="float">
            <text:p>823443</text:p>
          </table:table-cell>
          <table:table-cell table:formula="of:=[.B3]/3600" office:value-type="float" office:value="228.734166666667" calcext:value-type="float">
            <text:p>228.7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)" office:value-type="float" office:value="819446.333333333" calcext:value-type="float">
            <text:p>819446.33</text:p>
          </table:table-cell>
          <table:table-cell table:formula="of:=[.B4]/3600" office:value-type="float" office:value="227.623981481481" calcext:value-type="float">
            <text:p>227.62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9710" calcext:value-type="float">
            <text:p>9710</text:p>
          </table:table-cell>
          <table:table-cell table:style-name="Default"/>
        </table:table-row>
      </table:table>
      <table:table table:name="Faban 6 no leak" table:style-name="ta1">
        <table:shapes>
          <draw:frame draw:z-index="0" draw:style-name="gr1" draw:text-style-name="P1" svg:width="9in" svg:height="4in" svg:x="1.778in" svg:y="0in">
            <draw:object draw:notify-on-update-of-ranges="'Faban 6 no leak'.A1:'Faban 6 no leak'.A1 'Faban 6 no leak'.B1:'Faban 6 no leak'.B1 'Faban 6 no leak'.A2:'Faban 6 no leak'.A2 'Faban 6 no leak'.B2:'Faban 6 no leak'.B2 'Faban 6 no leak'.A3:'Faban 6 no leak'.A3 'Faban 6 no leak'.B3:'Faban 6 no leak'.B3 'Faban 6 no leak'.A4:'Faban 6 no leak'.A4 'Faban 6 no leak'.B4:'Faban 6 no leak'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8265" calcext:value-type="float">
            <text:p>81826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3862" calcext:value-type="float">
            <text:p>8238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863" calcext:value-type="float">
            <text:p>8188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)" office:value-type="float" office:value="820330" calcext:value-type="float">
            <text:p>8203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5597" calcext:value-type="float">
            <text:p>5597</text:p>
          </table:table-cell>
        </table:table-row>
      </table:table>
      <table:table table:name="Faban 6 leak" table:style-name="ta1">
        <table:shapes>
          <draw:frame draw:z-index="0" draw:style-name="gr1" draw:text-style-name="P1" svg:width="9in" svg:height="4in" svg:x="1.778in" svg:y="0in">
            <draw:object draw:notify-on-update-of-ranges="'Faban 6 leak'.A1:'Faban 6 leak'.A1 'Faban 6 leak'.B1:'Faban 6 leak'.B1 'Faban 6 leak'.A2:'Faban 6 leak'.A2 'Faban 6 leak'.B2:'Faban 6 leak'.B2 'Faban 6 leak'.A3:'Faban 6 leak'.A3 'Faban 6 leak'.B3:'Faban 6 leak'.B3 'Faban 6 leak'.A4:'Faban 6 leak'.A4 'Faban 6 leak'.B4:'Faban 6 leak'.B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2346" calcext:value-type="float">
            <text:p>82234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17627" calcext:value-type="float">
            <text:p>817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486" calcext:value-type="float">
            <text:p>818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emer</text:p>
          </table:table-cell>
          <table:table-cell table:style-name="ce3" table:formula="of:=AVERAGE([.B1];[.B2];[.B3])" office:value-type="float" office:value="819486.333333333" calcext:value-type="float">
            <text:p>819486.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4719" calcext:value-type="float">
            <text:p>4719</text:p>
          </table:table-cell>
          <table:table-cell table:number-columns-repeated="5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Cake 6 no leak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/>
          <table:table-cell table:formula="of:=[.B1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/>
          <table:table-cell table:formula="of:=[.B2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/>
          <table:table-cell table:formula="of:=[.B3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:.B3])" office:value-type="string" office:string-value="" calcext:value-type="error">
            <text:p>#DIV/0!</text:p>
          </table:table-cell>
          <table:table-cell table:formula="of:=[.B4]/3600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0" calcext:value-type="float">
            <text:p>0</text:p>
          </table:table-cell>
          <table:table-cell table:style-name="Default"/>
        </table:table-row>
      </table:table>
      <table:table table:name="PerfCake 6 leak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/>
          <table:table-cell table:formula="of:=[.B1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/>
          <table:table-cell table:formula="of:=[.B2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/>
          <table:table-cell table:formula="of:=[.B3]/3600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)" office:value-type="string" office:string-value="" calcext:value-type="error">
            <text:p>#DIV/0!</text:p>
          </table:table-cell>
          <table:table-cell table:formula="of:=[.B4]/3600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14:09:00.681275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8:29:11.005380133</meta:creation-date>
    <meta:generator>LibreOffice/4.2.7.2$Linux_X86_64 LibreOffice_project/420m0$Build-2</meta:generator>
    <dc:date>2015-01-04T18:45:14.812640509</dc:date>
    <meta:editing-duration>P0D</meta:editing-duration>
    <meta:editing-cycles>3</meta:editing-cycles>
    <meta:document-statistic meta:table-count="6" meta:cell-count="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no leak'.A1:'Faban 6 no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no leak'.B1:'Faban 6 no leak'.B1" chart:label-cell-address="'Faban 6 no leak'.A1:'Faban 6 no leak'.A1" chart:class="chart:bar">
            <chart:data-point/>
          </chart:series>
          <chart:series chart:style-name="ch10" chart:values-cell-range-address="'Faban 6 no leak'.B2:'Faban 6 no leak'.B2" chart:label-cell-address="'Faban 6 no leak'.A2:'Faban 6 no leak'.A2" chart:class="chart:bar">
            <chart:data-point/>
          </chart:series>
          <chart:series chart:style-name="ch11" chart:values-cell-range-address="'Faban 6 no leak'.B3:'Faban 6 no leak'.B3" chart:label-cell-address="'Faban 6 no leak'.A3:'Faban 6 no leak'.A3" chart:class="chart:bar">
            <chart:data-point/>
          </chart:series>
          <chart:series chart:style-name="ch12" chart:values-cell-range-address="'Faban 6 no leak'.B4:'Faban 6 no leak'.B4" chart:label-cell-address="'Faban 6 no leak'.A4:'Faban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no leak'.A1:'Faban 6 no leak'.A1</svg:desc>
                </draw:g>
              </table:table-cell>
              <table:table-cell office:value-type="float" office:value="818265">
                <text:p>818265</text:p>
                <draw:g>
                  <svg:desc>'Faban 6 no leak'.B1:'Faban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no leak'.A2:'Faban 6 no leak'.A2</svg:desc>
                </draw:g>
              </table:table-cell>
              <table:table-cell office:value-type="float" office:value="823862">
                <text:p>823862</text:p>
                <draw:g>
                  <svg:desc>'Faban 6 no leak'.B2:'Faban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no leak'.A3:'Faban 6 no leak'.A3</svg:desc>
                </draw:g>
              </table:table-cell>
              <table:table-cell office:value-type="float" office:value="818863">
                <text:p>818863</text:p>
                <draw:g>
                  <svg:desc>'Faban 6 no leak'.B3:'Faban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no leak'.A4:'Faban 6 no leak'.A4</svg:desc>
                </draw:g>
              </table:table-cell>
              <table:table-cell office:value-type="float" office:value="820330">
                <text:p>820330</text:p>
                <draw:g>
                  <svg:desc>'Faban 6 no leak'.B4:'Faban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leak'.A1:'Faban 6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leak'.B1:'Faban 6 leak'.B1" chart:label-cell-address="'Faban 6 leak'.A1:'Faban 6 leak'.A1" chart:class="chart:bar">
            <chart:data-point/>
          </chart:series>
          <chart:series chart:style-name="ch10" chart:values-cell-range-address="'Faban 6 leak'.B2:'Faban 6 leak'.B2" chart:label-cell-address="'Faban 6 leak'.A2:'Faban 6 leak'.A2" chart:class="chart:bar">
            <chart:data-point/>
          </chart:series>
          <chart:series chart:style-name="ch11" chart:values-cell-range-address="'Faban 6 leak'.B3:'Faban 6 leak'.B3" chart:label-cell-address="'Faban 6 leak'.A3:'Faban 6 leak'.A3" chart:class="chart:bar">
            <chart:data-point/>
          </chart:series>
          <chart:series chart:style-name="ch12" chart:values-cell-range-address="'Faban 6 leak'.B4:'Faban 6 leak'.B4" chart:label-cell-address="'Faban 6 leak'.A4:'Faban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leak'.A1:'Faban 6 leak'.A1</svg:desc>
                </draw:g>
              </table:table-cell>
              <table:table-cell office:value-type="float" office:value="822346">
                <text:p>822346</text:p>
                <draw:g>
                  <svg:desc>'Faban 6 leak'.B1:'Faban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leak'.A2:'Faban 6 leak'.A2</svg:desc>
                </draw:g>
              </table:table-cell>
              <table:table-cell office:value-type="float" office:value="817627">
                <text:p>817627</text:p>
                <draw:g>
                  <svg:desc>'Faban 6 leak'.B2:'Faban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leak'.A3:'Faban 6 leak'.A3</svg:desc>
                </draw:g>
              </table:table-cell>
              <table:table-cell office:value-type="float" office:value="818486">
                <text:p>818486</text:p>
                <draw:g>
                  <svg:desc>'Faban 6 leak'.B3:'Faban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leak'.A4:'Faban 6 leak'.A4</svg:desc>
                </draw:g>
              </table:table-cell>
              <table:table-cell office:value-type="float" office:value="819486.333333333">
                <text:p>819486.333333333</text:p>
                <draw:g>
                  <svg:desc>'Faban 6 leak'.B4:'Faban 6 leak'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JMeter 6 no leak'.A1:'JMeter 6 no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6 no leak'.B1:'JMeter 6 no leak'.B1" chart:label-cell-address="'JMeter 6 no leak'.A1:'JMeter 6 no leak'.A1" chart:class="chart:bar">
            <chart:data-point/>
          </chart:series>
          <chart:series chart:style-name="ch10" chart:values-cell-range-address="'JMeter 6 no leak'.B2:'JMeter 6 no leak'.B2" chart:label-cell-address="'JMeter 6 no leak'.A2:'JMeter 6 no leak'.A2" chart:class="chart:bar">
            <chart:data-point/>
          </chart:series>
          <chart:series chart:style-name="ch11" chart:values-cell-range-address="'JMeter 6 no leak'.B3:'JMeter 6 no leak'.B3" chart:label-cell-address="'JMeter 6 no leak'.A3:'JMeter 6 no leak'.A3" chart:class="chart:bar">
            <chart:data-point/>
          </chart:series>
          <chart:series chart:style-name="ch12" chart:values-cell-range-address="'JMeter 6 no leak'.B4:'JMeter 6 no leak'.B4" chart:label-cell-address="'JMeter 6 no leak'.A4:'JMeter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6 no leak'.A1:'JMeter 6 no leak'.A1</svg:desc>
                </draw:g>
              </table:table-cell>
              <table:table-cell office:value-type="float" office:value="820011">
                <text:p>820011</text:p>
                <draw:g>
                  <svg:desc>'JMeter 6 no leak'.B1:'JMeter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6 no leak'.A2:'JMeter 6 no leak'.A2</svg:desc>
                </draw:g>
              </table:table-cell>
              <table:table-cell office:value-type="float" office:value="821934">
                <text:p>821934</text:p>
                <draw:g>
                  <svg:desc>'JMeter 6 no leak'.B2:'JMeter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6 no leak'.A3:'JMeter 6 no leak'.A3</svg:desc>
                </draw:g>
              </table:table-cell>
              <table:table-cell office:value-type="float" office:value="824035">
                <text:p>824035</text:p>
                <draw:g>
                  <svg:desc>'JMeter 6 no leak'.B3:'JMeter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6 no leak'.A4:'JMeter 6 no leak'.A4</svg:desc>
                </draw:g>
              </table:table-cell>
              <table:table-cell office:value-type="float" office:value="821993.333333333">
                <text:p>821993.333333333</text:p>
                <draw:g>
                  <svg:desc>'JMeter 6 no leak'.B4:'JMeter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JMeter 6 leak'.A1:'JMeter 6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6 leak'.B1:'JMeter 6 leak'.B1" chart:label-cell-address="'JMeter 6 leak'.A1:'JMeter 6 leak'.A1" chart:class="chart:bar">
            <chart:data-point/>
          </chart:series>
          <chart:series chart:style-name="ch10" chart:values-cell-range-address="'JMeter 6 leak'.B2:'JMeter 6 leak'.B2" chart:label-cell-address="'JMeter 6 leak'.A2:'JMeter 6 leak'.A2" chart:class="chart:bar">
            <chart:data-point/>
          </chart:series>
          <chart:series chart:style-name="ch11" chart:values-cell-range-address="'JMeter 6 leak'.B3:'JMeter 6 leak'.B3" chart:label-cell-address="'JMeter 6 leak'.A3:'JMeter 6 leak'.A3" chart:class="chart:bar">
            <chart:data-point/>
          </chart:series>
          <chart:series chart:style-name="ch12" chart:values-cell-range-address="'JMeter 6 leak'.B4:'JMeter 6 leak'.B4" chart:label-cell-address="'JMeter 6 leak'.A4:'JMeter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6 leak'.A1:'JMeter 6 leak'.A1</svg:desc>
                </draw:g>
              </table:table-cell>
              <table:table-cell office:value-type="float" office:value="813733">
                <text:p>813733</text:p>
                <draw:g>
                  <svg:desc>'JMeter 6 leak'.B1:'JMeter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6 leak'.A2:'JMeter 6 leak'.A2</svg:desc>
                </draw:g>
              </table:table-cell>
              <table:table-cell office:value-type="float" office:value="821163">
                <text:p>821163</text:p>
                <draw:g>
                  <svg:desc>'JMeter 6 leak'.B2:'JMeter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6 leak'.A3:'JMeter 6 leak'.A3</svg:desc>
                </draw:g>
              </table:table-cell>
              <table:table-cell office:value-type="float" office:value="823443">
                <text:p>823443</text:p>
                <draw:g>
                  <svg:desc>'JMeter 6 leak'.B3:'JMeter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6 leak'.A4:'JMeter 6 leak'.A4</svg:desc>
                </draw:g>
              </table:table-cell>
              <table:table-cell office:value-type="float" office:value="819446.333333333">
                <text:p>819446.333333333</text:p>
                <draw:g>
                  <svg:desc>'JMeter 6 leak'.B4:'JMeter 6 leak'.B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